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officeooo:rsid="001c7012" officeooo:paragraph-rsid="001c7012" style:font-size-asian="24pt" style:language-asian="zh" style:country-asian="CN" style:font-weight-asian="bold" style:font-size-complex="24pt" style:font-weight-complex="bold"/>
    </style:style>
    <style:style style:name="P2" style:family="paragraph" style:parent-style-name="Standard">
      <style:text-properties fo:font-size="24pt" fo:font-weight="bold" officeooo:rsid="00216024" officeooo:paragraph-rsid="00216024" style:font-size-asian="24pt" style:language-asian="zh" style:country-asian="CN" style:font-weight-asian="bold" style:font-size-complex="24pt" style:font-weight-complex="bold"/>
    </style:style>
    <style:style style:name="P3" style:family="paragraph" style:parent-style-name="Standard">
      <style:text-properties fo:font-size="17.1000003814697pt" officeooo:rsid="001c7012" officeooo:paragraph-rsid="001c7012" style:font-size-asian="15pt" style:language-asian="zh" style:country-asian="CN" style:font-size-complex="17.1000003814697pt"/>
    </style:style>
    <style:style style:name="P4" style:family="paragraph" style:parent-style-name="Standard">
      <style:text-properties fo:font-size="17.1000003814697pt" officeooo:rsid="001c7012" officeooo:paragraph-rsid="001e66eb" style:font-size-asian="15pt" style:language-asian="zh" style:country-asian="CN" style:font-size-complex="17.1000003814697pt"/>
    </style:style>
    <style:style style:name="P5" style:family="paragraph" style:parent-style-name="Standard">
      <style:text-properties fo:font-size="17.1000003814697pt" officeooo:rsid="001e66eb" officeooo:paragraph-rsid="001e66eb" style:font-size-asian="15pt" style:language-asian="zh" style:country-asian="CN" style:font-size-complex="17.1000003814697pt"/>
    </style:style>
    <style:style style:name="P6" style:family="paragraph" style:parent-style-name="Standard">
      <style:text-properties fo:font-size="17.1000003814697pt" officeooo:rsid="001e66eb" officeooo:paragraph-rsid="001f4eee" style:font-size-asian="15pt" style:language-asian="zh" style:country-asian="CN" style:font-size-complex="17.1000003814697pt"/>
    </style:style>
    <style:style style:name="P7" style:family="paragraph" style:parent-style-name="Standard">
      <style:text-properties fo:font-size="22pt" fo:font-weight="bold" officeooo:rsid="001c7012" officeooo:paragraph-rsid="001c7012" style:font-size-asian="22pt" style:language-asian="zh" style:country-asian="CN" style:font-weight-asian="bold" style:font-size-complex="22pt" style:font-weight-complex="bold"/>
    </style:style>
    <style:style style:name="T1" style:family="text">
      <style:text-properties officeooo:rsid="001e66eb"/>
    </style:style>
    <style:style style:name="T2" style:family="text">
      <style:text-properties fo:color="#ff0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联网游戏可使用</text:p>
      <text:p text:style-name="P1">服务器端开发步奏：</text:p>
      <text:p text:style-name="P3"/>
      <text:p text:style-name="P5"><text:s/>* 服务端的创建与接收数据</text:p>
      <text:p text:style-name="P5"><text:tab/> */</text:p>
      <text:p text:style-name="P5"><text:tab/>public static void main(String[] args) {</text:p>
      <text:p text:style-name="P5"><text:tab/> <text:s/>//创建UDP服务器端的对象，必须指定端口</text:p>
      <text:p text:style-name="P5"><text:tab/><text:tab/><text:span text:style-name="T2">DatagramSocket</text:span> ds=null;</text:p>
      <text:p text:style-name="P5"><text:tab/><text:tab/>try {</text:p>
      <text:p text:style-name="P5"><text:tab/><text:tab/><text:tab/>ds=new DatagramSocket(10000);</text:p>
      <text:p text:style-name="P5"><text:tab/><text:tab/><text:tab/>//定义接收数据的字节数组</text:p>
      <text:p text:style-name="P5"><text:tab/><text:tab/><text:tab/>byte[] bs=new byte[1024];</text:p>
      <text:p text:style-name="P5"><text:tab/><text:tab/><text:tab/>System.out.println("服务器端已经启动!");</text:p>
      <text:p text:style-name="P5"><text:tab/><text:tab/><text:tab/>//定义接收的数据包</text:p>
      <text:p text:style-name="P5"><text:tab/><text:tab/><text:tab/>while(true){</text:p>
      <text:p text:style-name="P5"><text:tab/><text:tab/><text:tab/><text:span text:style-name="T2">DatagramPacket </text:span>dp=new DatagramPacket(bs, bs.length);</text:p>
      <text:p text:style-name="P5"><text:tab/><text:tab/><text:tab/></text:p>
      <text:p text:style-name="P5"><text:tab/><text:tab/><text:tab/>//数据包的接收,监听接收</text:p>
      <text:p text:style-name="P5"><text:tab/><text:tab/><text:tab/>ds.receive(dp);</text:p>
      <text:p text:style-name="P5"><text:tab/><text:tab/><text:tab/>//获得发送端的IP地址</text:p>
      <text:p text:style-name="P5"><text:tab/><text:tab/><text:tab/>InetAddress ia=dp.getAddress();</text:p>
      <text:p text:style-name="P5"><text:tab/><text:tab/><text:tab/></text:p>
      <text:p text:style-name="P5"><text:tab/><text:tab/><text:tab/>//获得数据包中的数据,这个数组的长度是我们自己定义的长度</text:p>
      <text:p text:style-name="P5"><text:tab/><text:tab/><text:tab/>byte[] bs1=dp.getData();</text:p>
      <text:p text:style-name="P5"><text:tab/><text:tab/><text:tab/>//获得数据的接收长度,实际接收的数据的长度</text:p>
      <text:p text:style-name="P5"><text:tab/><text:tab/><text:tab/>int len=dp.getLength();</text:p>
      <text:p text:style-name="P5"><text:tab/><text:tab/><text:tab/>//组装接收的数据</text:p>
      <text:p text:style-name="P5"><text:tab/><text:tab/><text:tab/>String data=new String(bs1,0,len);</text:p>
      <text:p text:style-name="P5"><text:tab/><text:tab/><text:tab/>if("exit".equals(data)){</text:p>
      <text:p text:style-name="P5"><text:tab/><text:tab/><text:tab/><text:tab/>break;</text:p>
      <text:p text:style-name="P5"><text:tab/><text:tab/><text:tab/>}</text:p>
      <text:p text:style-name="P5"><text:tab/><text:tab/><text:tab/>System.out.println(ia.getHostAddress()+"接<text:soft-page-break/>收:"+data);</text:p>
      <text:p text:style-name="P5"><text:tab/><text:tab/><text:tab/>}</text:p>
      <text:p text:style-name="P5"><text:tab/><text:tab/>} catch (Exception e) {</text:p>
      <text:p text:style-name="P5"><text:tab/><text:tab/><text:tab/></text:p>
      <text:p text:style-name="P5"><text:tab/><text:tab/><text:tab/>e.printStackTrace();</text:p>
      <text:p text:style-name="P5"><text:tab/><text:tab/>}finally{</text:p>
      <text:p text:style-name="P5"><text:tab/><text:tab/><text:tab/> if(ds!=null){</text:p>
      <text:p text:style-name="P5"><text:tab/><text:tab/><text:tab/><text:tab/> ds.close();</text:p>
      <text:p text:style-name="P5"><text:tab/><text:tab/><text:tab/> }</text:p>
      <text:p text:style-name="P5"><text:tab/><text:tab/>}</text:p>
      <text:p text:style-name="P5"/>
      <text:p text:style-name="P5"><text:tab/>}</text:p>
      <text:p text:style-name="P5"/>
      <text:p text:style-name="P5">}</text:p>
      <text:p text:style-name="P3"/>
      <text:p text:style-name="P7">客户端开发步奏：</text:p>
      <text:p text:style-name="P4"><text:s/><text:span text:style-name="T1">/**</text:span></text:p>
      <text:p text:style-name="P5"><text:tab/> * 客户端发送数据</text:p>
      <text:p text:style-name="P5"><text:tab/> */</text:p>
      <text:p text:style-name="P5"><text:tab/>public static void main(String[] args) {</text:p>
      <text:p text:style-name="P5"><text:tab/><text:tab/>// 创建客户端的套接字对象</text:p>
      <text:p text:style-name="P5"><text:tab/><text:tab/><text:span text:style-name="T2">DatagramSocket</text:span> ds=null;</text:p>
      <text:p text:style-name="P5"><text:tab/><text:tab/>BufferedReader br=null; </text:p>
      <text:p text:style-name="P5"><text:tab/><text:tab/>try {</text:p>
      <text:p text:style-name="P5"><text:tab/><text:tab/><text:tab/>//创建控制台的输入流</text:p>
      <text:p text:style-name="P5"><text:tab/><text:tab/><text:tab/>br=new BufferedReader(new InputStreamReader(System.in));</text:p>
      <text:p text:style-name="P5"><text:tab/><text:tab/><text:tab/>ds=new DatagramSocket();</text:p>
      <text:p text:style-name="P5"><text:tab/><text:tab/><text:tab/>//定义要发送的内容</text:p>
      <text:p text:style-name="P5"><text:tab/><text:tab/><text:tab/>while(true){</text:p>
      <text:p text:style-name="P5"><text:tab/><text:tab/><text:tab/>//从控制台读取一行数据</text:p>
      <text:p text:style-name="P5"><text:tab/><text:tab/><text:tab/>String line=br.readLine();</text:p>
      <text:p text:style-name="P5"><text:tab/><text:tab/><text:tab/></text:p>
      <text:p text:style-name="P5"><text:tab/><text:tab/><text:tab/>byte[] bs=line.getBytes();</text:p>
      <text:p text:style-name="P5"><text:tab/><text:tab/><text:tab/>//创建要发送的目的地IP对象</text:p>
      <text:p text:style-name="P6"><text:tab/><text:tab/><text:tab/><text:span text:style-name="T2">InetAddress </text:span><text:soft-page-break/><text:span text:style-name="T2">ia=InetAddress.getByName("192.168.42.71");</text:span></text:p>
      <text:p text:style-name="P5"><text:tab/><text:tab/><text:tab/></text:p>
      <text:p text:style-name="P5"><text:tab/><text:tab/><text:tab/>/*打数据包,第一个参数字节内容数组对象</text:p>
      <text:p text:style-name="P5"><text:tab/><text:tab/> <text:s text:c="4"/>第二个参数是字节的长度，第三个参数是要发送的目的IP对象</text:p>
      <text:p text:style-name="P5"><text:tab/><text:tab/> <text:s text:c="4"/>第四个是端口号*/</text:p>
      <text:p text:style-name="P5"><text:tab/><text:tab/><text:tab/><text:span text:style-name="T2">DatagramPacket dp=new DatagramPacket(bs, bs.length, ia, 10000);</text:span></text:p>
      <text:p text:style-name="P5"><text:tab/><text:tab/><text:tab/>//发送数据</text:p>
      <text:p text:style-name="P5"><text:tab/><text:tab/><text:tab/><text:span text:style-name="T2">ds.send(dp);</text:span></text:p>
      <text:p text:style-name="P5"><text:tab/><text:tab/><text:tab/>//退出程序</text:p>
      <text:p text:style-name="P5"><text:tab/><text:tab/><text:tab/>if("exit".equals(line)){</text:p>
      <text:p text:style-name="P5"><text:tab/><text:tab/><text:tab/><text:tab/>break;</text:p>
      <text:p text:style-name="P5"><text:tab/><text:tab/><text:tab/>}</text:p>
      <text:p text:style-name="P5"><text:tab/><text:tab/><text:tab/>}</text:p>
      <text:p text:style-name="P5"><text:tab/><text:tab/>} catch (Exception e) {</text:p>
      <text:p text:style-name="P5"><text:tab/><text:tab/><text:tab/>// TODO Auto-generated catch block</text:p>
      <text:p text:style-name="P5"><text:tab/><text:tab/><text:tab/>e.printStackTrace();</text:p>
      <text:p text:style-name="P5"><text:tab/><text:tab/>}finally{</text:p>
      <text:p text:style-name="P5"><text:tab/><text:tab/><text:tab/>if(ds!=null){</text:p>
      <text:p text:style-name="P5"><text:tab/><text:tab/><text:tab/><text:tab/>ds.close();</text:p>
      <text:p text:style-name="P5"><text:tab/><text:tab/><text:tab/>}</text:p>
      <text:p text:style-name="P5"><text:tab/><text:tab/>}</text:p>
      <text:p text:style-name="P5"/>
      <text:p text:style-name="P5"><text:tab/>}</text:p>
      <text:p text:style-name="P5"/>
      <text:p text:style-name="P5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H52M12S</meta:editing-duration>
    <meta:editing-cycles>7</meta:editing-cycles>
    <meta:generator>LibreOffice/5.3.0.3$Windows_X86_64 LibreOffice_project/7074905676c47b82bbcfbea1aeefc84afe1c50e1</meta:generator>
    <dc:date>2018-03-10T13:05:02.042000000</dc:date>
    <meta:document-statistic meta:table-count="0" meta:image-count="0" meta:object-count="0" meta:page-count="3" meta:paragraph-count="84" meta:word-count="398" meta:character-count="1557" meta:non-whitespace-character-count="1279"/>
    <meta:user-defined meta:name="Info 1"/>
    <meta:user-defined meta:name="Info 2"/>
    <meta:user-defined meta:name="Info 3"/>
    <meta:user-defined meta:name="Info 4"/>
  </office:meta>
</office:document-meta>
</file>